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FA6000020268C43E53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false" fo:keep-together="always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false" fo:keep-together="always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37cm" fo:margin-left="0.169cm" fo:margin-right="0.192cm" table:align="margins" style:writing-mode="lr-tb"/>
    </style:style>
    <style:style style:name="Tabela3.A" style:family="table-column">
      <style:table-column-properties style:column-width="2.709cm" style:rel-column-width="10672*"/>
    </style:style>
    <style:style style:name="Tabela3.B" style:family="table-column">
      <style:table-column-properties style:column-width="3.455cm" style:rel-column-width="13611*"/>
    </style:style>
    <style:style style:name="Tabela3.C" style:family="table-column">
      <style:table-column-properties style:column-width="2.895cm" style:rel-column-width="11401*"/>
    </style:style>
    <style:style style:name="Tabela3.D" style:family="table-column">
      <style:table-column-properties style:column-width="1.707cm" style:rel-column-width="6725*"/>
    </style:style>
    <style:style style:name="Tabela3.E" style:family="table-column">
      <style:table-column-properties style:column-width="0.917cm" style:rel-column-width="3613*"/>
    </style:style>
    <style:style style:name="Tabela3.F" style:family="table-column">
      <style:table-column-properties style:column-width="1.199cm" style:rel-column-width="4724*"/>
    </style:style>
    <style:style style:name="Tabela3.G" style:family="table-column">
      <style:table-column-properties style:column-width="3.754cm" style:rel-column-width="14789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RUP_20_Corpo_20_1">
      <style:text-properties fo:color="#008000" fo:language="pt" fo:country="BR"/>
    </style:style>
    <style:style style:name="P3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cm" fo:margin-right="9.617cm" fo:text-indent="0cm" style:auto-text-indent="false"/>
    </style:style>
    <style:style style:name="P41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Especificação de Banco de Dados</text:p>
      <text:p text:style-name="P24"/>
      <text:p text:style-name="P24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Configurar Odontograma</text:p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8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9"><text:a xlink:type="simple" xlink:href="#1.Introdução|outline">1.Introdução<text:tab/>4</text:a></text:p>
          <text:p text:style-name="P39"><text:a xlink:type="simple" xlink:href="#2.Requisitos de Banco de Dados|outline">2.Requisitos de Banco de Dados<text:tab/>5</text:a></text:p>
          <text:p text:style-name="P39"><text:a xlink:type="simple" xlink:href="#3.Detalhamento dos Atributos da Tela|outline">3.Detalhamento dos Atributos da Tela<text:tab/>6</text:a></text:p>
          <text:p text:style-name="P39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9">Configurar Odontograma</text:p>
      <text:p text:style-name="P31"/>
      <text:list xml:id="list36164079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Configurar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36165569" text:continue-numbering="true" text:style-name="WW8Num1">
        <text:list-item>
          <text:h text:style-name="P52" text:outline-level="1">Requisitos de Banco de Dados</text:h>
        </text:list-item>
      </text:list>
      <text:p text:style-name="P3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47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5">Nº.</text:p>
          </table:table-cell>
          <table:table-cell table:style-name="Tabela2.B2" office:value-type="string">
            <text:p text:style-name="P46">Ação</text:p>
          </table:table-cell>
        </table:table-row>
        <table:table-row table:style-name="Tabela2.2">
          <table:table-cell table:style-name="Tabela2.A3" office:value-type="string">
            <text:p text:style-name="P44">1</text:p>
          </table:table-cell>
          <table:table-cell table:style-name="Tabela2.B3" office:value-type="string">
            <text:p text:style-name="P43">A tabela odontogramas possui 2 relacionamentos. Ambos de um para muitos. Um relacionamento com se dá com a tabela odontogramas_aspectos e o outro com a tabela odontograma_dentes.</text:p>
            <text:p text:style-name="P29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4">2</text:p>
          </table:table-cell>
          <table:table-cell table:style-name="Tabela2.B4" office:value-type="string">
            <text:p text:style-name="P43">Quando os aspectos de determinados dentes são configurados em um odontograma , as informações deveram ser armazenadas na tabela odontograma_aspectos. Um aspecto por exemplo pode ser a condição do dente ( extraído , implantado , etc ).</text:p>
          </table:table-cell>
        </table:table-row>
        <table:table-row table:style-name="Tabela2.2">
          <table:table-cell table:style-name="Tabela2.A4" office:value-type="string">
            <text:p text:style-name="P44">3</text:p>
          </table:table-cell>
          <table:table-cell table:style-name="Tabela2.B4" office:value-type="string">
            <text:p text:style-name="P43">Os Campos da coluna aspecto da tabela odontograma_aspectos pode assumir 3 valores:</text:p>
            <text:p text:style-name="P43">0 – Extraído</text:p>
            <text:p text:style-name="P43">1 – Implante</text:p>
            <text:p text:style-name="P43">2 – Normal</text:p>
            <text:p text:style-name="P43">Esta FLAG deverá ser controlada pela aplicação e possui o valor padrão é 2 .</text:p>
          </table:table-cell>
        </table:table-row>
        <table:table-row table:style-name="Tabela2.2">
          <table:table-cell table:style-name="Tabela2.A4" office:value-type="string">
            <text:p text:style-name="P44">4</text:p>
          </table:table-cell>
          <table:table-cell table:style-name="Tabela2.B4" office:value-type="string">
            <text:p text:style-name="P43">O campo campo id_odontograma é transposto para a tabela odontograma_aspectos como chave estrangeira e primaria.</text:p>
          </table:table-cell>
        </table:table-row>
        <table:table-row table:style-name="Tabela2.2">
          <table:table-cell table:style-name="Tabela2.A4" office:value-type="string">
            <text:p text:style-name="P44">5</text:p>
          </table:table-cell>
          <table:table-cell table:style-name="Tabela2.B4" office:value-type="string">
            <text:p text:style-name="P43">As colunas dente da tabela odontograma_aspectos <text:s/>e tabela odontograma_dentes podem assumir 32 valores.</text:p>
            <text:p text:style-name="P43">11 á 18 – Correspondente a cada número de dente da parte superior esquerda da arcada dentaria.</text:p>
            <text:p text:style-name="P43">21 à 28 - Correspondente a cada número de dente da parte superior direita da arcada dentaria.</text:p>
            <text:p text:style-name="P43">31 à 38 - Correspondente a cada número de dente da parte inferior direita da arcada dentaria.</text:p>
            <text:p text:style-name="P43">41 à 48 - Correspondente a cada número de dente da parte inferior esquerda da arcada dentaria</text:p>
            <text:p text:style-name="P43">Cada número é referente a denominação estabelecida de acordo com convenções da área de odontologia. Buscar referencias por 'Tabela de números dos Dentes' na odontologia. Esta FLAG deverá ser setada e controlada pela aplicação , a fim de indicar um dente..</text:p>
            <text:p text:style-name="P43"/>
            <text:p text:style-name="P43"/>
          </table:table-cell>
        </table:table-row>
        <table:table-row table:style-name="Tabela2.2">
          <table:table-cell table:style-name="Tabela2.A4" office:value-type="string">
            <text:p text:style-name="P44">6</text:p>
          </table:table-cell>
          <table:table-cell table:style-name="Tabela2.B4" office:value-type="string">
            <text:p text:style-name="P43">A coluna face da tabela odontograma_dentes <text:s/>pode assumir 6 valores :</text:p>
            <text:p text:style-name="P43">0 - Lingual</text:p>
            <text:p text:style-name="P43">1 - Vestibular</text:p>
            <text:p text:style-name="P43">2 - Mesial</text:p>
            <text:p text:style-name="P43">3 – Distal</text:p>
            <text:p text:style-name="P43">4 - Oclusal</text:p>
            <text:p text:style-name="P43">5 - Raiz</text:p>
            <text:p text:style-name="P43">Esta FLAG deverá ser setada e controlada pela aplicação , a fim de indicar uma face do dente.</text:p>
          </table:table-cell>
        </table:table-row>
      </table:table>
      <text:p text:style-name="P37"/>
      <text:h text:style-name="P50" text:outline-level="1"><draw:frame draw:style-name="fr1" draw:name="figura1" text:anchor-type="paragraph" svg:width="12.197cm" svg:height="8.23cm" draw:z-index="0"><draw:image xlink:href="Pictures/2000000700002FA6000020268C43E539.svm" xlink:type="simple" xlink:show="embed" xlink:actuate="onLoad"/></draw:frame><text:soft-page-break/></text:h>
      <text:list xml:id="list36153312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5">Campo na tela</text:p>
          </table:table-cell>
          <table:table-cell table:style-name="Tabela3.A1" office:value-type="string">
            <text:p text:style-name="P25">Nome da Tabela</text:p>
          </table:table-cell>
          <table:table-cell table:style-name="Tabela3.A1" office:value-type="string">
            <text:p text:style-name="P25">Campo na Tabela</text:p>
          </table:table-cell>
          <table:table-cell table:style-name="Tabela3.A1" office:value-type="string">
            <text:p text:style-name="P26">Tipo</text:p>
          </table:table-cell>
          <table:table-cell table:style-name="Tabela3.A1" office:value-type="string">
            <text:p text:style-name="P26">Tam.</text:p>
          </table:table-cell>
          <table:table-cell table:style-name="Tabela3.A1" office:value-type="string">
            <text:p text:style-name="P25">Nulo</text:p>
          </table:table-cell>
          <table:table-cell table:style-name="Tabela3.G1" office:value-type="string">
            <text:p text:style-name="P25">Descrição do Campo</text:p>
          </table:table-cell>
        </table:table-row>
        <table:table-row table:style-name="Tabela3.2">
          <table:table-cell table:style-name="Tabela3.A2" office:value-type="string">
            <text:p text:style-name="P27"><text:s/></text:p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_pesso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</text:p>
          </table:table-cell>
        </table:table-row>
        <table:table-row table:style-name="Tabela3.2">
          <table:table-cell table:style-name="Tabela3.A2" office:value-type="string">
            <text:p text:style-name="P27">Nome do odontogram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nome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15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Nome do odontograma</text:p>
          </table:table-cell>
        </table:table-row>
        <table:table-row table:style-name="Tabela3.2">
          <table:table-cell table:style-name="Tabela3.A2" office:value-type="string">
            <text:p text:style-name="P27">Descrição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escricao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500</text:p>
          </table:table-cell>
          <table:table-cell table:style-name="Tabela3.A2" office:value-type="string">
            <text:p text:style-name="P27">Sim</text:p>
          </table:table-cell>
          <table:table-cell table:style-name="Tabela3.G2" office:value-type="string">
            <text:p text:style-name="P27">Descrição do odontograma.</text:p>
          </table:table-cell>
        </table:table-row>
        <table:table-row table:style-name="Tabela3.2"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8">DATETIME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Data de criação do odontograma.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 é também 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 é também chave primária.</text:p>
          </table:table-cell>
        </table:table-row>
        <table:table-row table:style-name="Tabela3.2">
          <table:table-cell table:style-name="Tabela3.A2" office:value-type="string">
            <text:p text:style-name="P27">[Menu opções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aspecto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o aspect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ac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a face do dente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id_odontograma_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</table:table>
      <text:list xml:id="list36137168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1">Gerente de Projeto e Desenvolvedor</text:p>
          </table:table-cell>
        </table:table-row>
      </table:table>
      <text:p text:style-name="Standard"/>
      <text:p text:style-name="Standard"/>
      <text:p text:style-name="P4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1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Configura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3:47.51</dc:date>
    <meta:editing-cycles>60</meta:editing-cycles>
    <meta:editing-duration>PT05H07M05S</meta:editing-duration>
    <dc:creator>Vinicius Gardenio Guimaraes Rodrigues</dc:creator>
    <meta:document-statistic meta:table-count="7" meta:image-count="1" meta:object-count="0" meta:page-count="8" meta:paragraph-count="165" meta:word-count="632" meta:character-count="3872"/>
    <meta:user-defined meta:name="Info 1"/>
    <meta:user-defined meta:name="Info 2"/>
    <meta:user-defined meta:name="Info 3"/>
    <meta:user-defined meta:name="Info 4"/>
  </office:meta>
</office:document-meta>
</file>